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.364cm"/>
    </style:style>
    <style:style style:name="gr2" style:family="graphic" style:parent-style-name="standard">
      <style:graphic-properties svg:stroke-color="#0066cc" draw:fill-color="#99ff66" draw:textarea-horizontal-align="justify" draw:textarea-vertical-align="middle" draw:auto-grow-height="false" fo:min-height="0.614cm" fo:min-width="0.364cm"/>
    </style:style>
    <style:style style:name="gr3" style:family="graphic" style:parent-style-name="standard">
      <style:graphic-properties svg:stroke-color="#0066cc" draw:fill-color="#ffffff" draw:textarea-horizontal-align="justify" draw:textarea-vertical-align="middle" draw:auto-grow-height="false" fo:min-height="0.614cm" fo:min-width="0.36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258cm" fo:min-width="0.719cm"/>
    </style:style>
    <style:style style:name="gr5" style:family="graphic" style:parent-style-name="standard">
      <style:graphic-properties svg:stroke-color="#000000" draw:fill-color="#66cc00" draw:textarea-horizontal-align="justify" draw:textarea-vertical-align="middle" draw:auto-grow-height="false" fo:min-height="0.258cm" fo:min-width="0.719cm"/>
    </style:style>
    <style:style style:name="gr6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8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10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719cm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fill-color="#ff3300" draw:textarea-horizontal-align="justify" draw:textarea-vertical-align="middle" draw:auto-grow-height="false" fo:min-height="0.401cm" fo:min-width="0.149cm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72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>
      <style:graphic-properties draw:fill-color="#ff3300" draw:textarea-horizontal-align="justify" draw:textarea-vertical-align="middle" draw:auto-grow-height="false" fo:min-height="0.399cm" fo:min-width="0.15cm"/>
    </style:style>
    <style:style style:name="gr30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5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objectwithoutfill">
      <style:graphic-properties svg:stroke-color="#66cc00" draw:marker-end="Arrow" draw:marker-end-width="0.3cm" draw:fill="none" draw:textarea-vertical-align="middle"/>
    </style:style>
    <style:style style:name="gr3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44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>
      <style:graphic-properties draw:fill-color="#ff3300" draw:textarea-horizontal-align="justify" draw:textarea-vertical-align="middle" draw:auto-grow-height="false" fo:min-height="0.401cm" fo:min-width="0.15cm"/>
    </style:style>
    <style:style style:name="gr3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8" style:family="graphic" style:parent-style-name="standard">
      <style:graphic-properties draw:fill-color="#00cc00" draw:textarea-horizontal-align="justify" draw:textarea-vertical-align="middle" draw:auto-grow-height="false" fo:min-height="1.33cm" fo:min-width="5.117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-color="#ffffff"/>
      <style:paragraph-properties fo:text-align="center"/>
      <style:text-properties fo:font-size="12pt" fo:font-style="italic"/>
    </style:style>
    <style:style style:name="P4" style:family="paragraph">
      <loext:graphic-properties draw:fill-color="#99ff66"/>
      <style:paragraph-properties fo:text-align="center"/>
      <style:text-properties fo:font-size="12pt" fo:font-style="normal" fo:font-weight="bold"/>
    </style:style>
    <style:style style:name="P5" style:family="paragraph">
      <loext:graphic-properties draw:fill-color="#ffffff"/>
      <style:paragraph-properties fo:text-align="center"/>
      <style:text-properties fo:font-size="12pt" fo:font-style="normal" fo:font-weight="bold"/>
    </style:style>
    <style:style style:name="P6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>
      <style:paragraph-properties fo:text-align="center"/>
      <style:text-properties fo:font-size="12pt" style:text-underline-style="none" fo:font-weight="bold" style:font-size-asian="10pt" style:font-size-complex="10pt"/>
    </style:style>
    <style:style style:name="P9" style:family="paragraph">
      <loext:graphic-properties draw:fill-color="#66cc00"/>
      <style:paragraph-properties fo:text-align="center"/>
      <style:text-properties fo:font-size="12pt" fo:font-weight="bold"/>
    </style:style>
    <style:style style:name="P10" style:family="paragraph">
      <loext:graphic-properties draw:fill-color="#ff9900"/>
      <style:paragraph-properties fo:text-align="center"/>
      <style:text-properties fo:font-size="12pt" fo:font-weight="bold"/>
    </style:style>
    <style:style style:name="P11" style:family="paragraph">
      <loext:graphic-properties draw:fill-color="#ffff66"/>
      <style:paragraph-properties fo:text-align="center"/>
      <style:text-properties fo:font-size="12pt" fo:font-weight="bold"/>
    </style:style>
    <style:style style:name="P12" style:family="paragraph">
      <style:paragraph-properties fo:text-align="center"/>
      <style:text-properties fo:color="#000000" fo:font-size="12pt" style:text-underline-style="none" fo:font-weight="bold" style:font-size-asian="10pt" style:font-size-complex="10pt"/>
    </style:style>
    <style:style style:name="P13" style:family="paragraph">
      <loext:graphic-properties draw:fill-color="#66cc00"/>
      <style:paragraph-properties fo:text-align="center"/>
      <style:text-properties fo:color="#000000" fo:font-size="12pt" fo:font-weight="bold"/>
    </style:style>
    <style:style style:name="P14" style:family="paragraph">
      <loext:graphic-properties draw:fill-color="#ff9900"/>
      <style:paragraph-properties fo:text-align="center"/>
      <style:text-properties fo:color="#000000" fo:font-size="12pt" fo:font-weight="bold"/>
    </style:style>
    <style:style style:name="P15" style:family="paragraph">
      <loext:graphic-properties draw:fill-color="#ffff66"/>
      <style:paragraph-properties fo:text-align="center"/>
      <style:text-properties fo:color="#000000" fo:font-size="12pt" fo:font-weight="bold"/>
    </style:style>
    <style:style style:name="P16" style:family="paragraph">
      <style:paragraph-properties fo:text-align="center"/>
      <style:text-properties fo:color="#ff3333" fo:font-size="12pt" style:text-underline-style="none" fo:font-weight="bold" style:font-size-asian="10pt" style:font-size-complex="10pt"/>
    </style:style>
    <style:style style:name="P17" style:family="paragraph">
      <loext:graphic-properties draw:fill-color="#66cc00"/>
      <style:paragraph-properties fo:text-align="center"/>
      <style:text-properties fo:color="#ff3333" fo:font-size="12pt" fo:font-weight="bold"/>
    </style:style>
    <style:style style:name="P18" style:family="paragraph">
      <loext:graphic-properties draw:fill-color="#ff9900"/>
      <style:paragraph-properties fo:text-align="center"/>
      <style:text-properties fo:color="#ff3333" fo:font-size="12pt" fo:font-weight="bold"/>
    </style:style>
    <style:style style:name="P19" style:family="paragraph">
      <loext:graphic-properties draw:fill-color="#ffff66"/>
      <style:paragraph-properties fo:text-align="center"/>
      <style:text-properties fo:color="#ff3333" fo:font-size="12pt" fo:font-weight="bold"/>
    </style:style>
    <style:style style:name="P20" style:family="paragraph">
      <loext:graphic-properties draw:fill="none"/>
      <style:paragraph-properties fo:text-align="center"/>
      <style:text-properties fo:font-size="12pt"/>
    </style:style>
    <style:style style:name="P21" style:family="paragraph">
      <loext:graphic-properties draw:fill-color="#ffffff"/>
      <style:paragraph-properties fo:text-align="center"/>
      <style:text-properties fo:font-size="12pt" style:text-underline-style="none" fo:font-weight="bold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solid" draw:fill-color="#83ca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83ca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3300"/>
      <style:paragraph-properties fo:text-align="center"/>
      <style:text-properties fo:font-size="12pt"/>
    </style:style>
    <style:style style:name="P26" style:family="paragraph">
      <loext:graphic-properties draw:fill="solid" draw:fill-color="#66cc00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00cc00"/>
      <style:paragraph-properties fo:text-align="center"/>
      <style:text-properties fo:font-size="12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/>
    </style:style>
    <style:style style:name="T3" style:family="text">
      <style:text-properties fo:font-size="12pt" fo:font-style="normal" fo:font-weight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2pt" style:text-underline-style="none" fo:font-weight="bold" style:font-size-asian="10pt" style:font-size-complex="10pt"/>
    </style:style>
    <style:style style:name="T7" style:family="text">
      <style:text-properties fo:color="#000000" fo:font-size="12pt" style:text-underline-style="none" fo:font-weight="bold" style:font-size-asian="10pt" style:font-size-complex="10pt"/>
    </style:style>
    <style:style style:name="T8" style:family="text">
      <style:text-properties fo:color="#ff3333" fo:font-size="12pt" style:text-underline-style="none" fo:font-weight="bold" style:font-size-asian="10pt" style:font-size-complex="10pt"/>
    </style:style>
    <style:style style:name="T9" style:family="text">
      <style:text-properties fo:color="#ff3333" fo:font-size="12pt" fo:font-weight="bold"/>
    </style:style>
    <style:style style:name="T10" style:family="text">
      <style:text-properties fo:color="#000000" fo:font-size="12pt" fo:font-weight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3333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3333" fo:font-size="12pt"/>
    </style:style>
    <style:style style:name="T16" style:family="text">
      <style:text-properties fo:font-size="12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64cm" svg:height="0.864cm" svg:x="1.778cm" svg:y="0.3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0.3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0.31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0.3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0.3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0.3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0.3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0.3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0.3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0.3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0.3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0.3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0.3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0.3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0.3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0.3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.2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4.327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5.189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1.2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89cm" svg:y="1.216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1.2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1.2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1.216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.2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.2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1.116cm">
          <text:p text:style-name="P1"><text:span text:style-name="T4">T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3.9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3.91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3.9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3.9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3.9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3.9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3.9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3.9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3.9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3.9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3.9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3.9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3.9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3.9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3.9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3.9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4.8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2.627cm" svg:y="4.8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3.489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4.327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5.189cm" svg:y="4.8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4.8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89cm" svg:y="4.8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4.8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4.8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4.8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4.8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4.8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4.716cm">
          <text:p text:style-name="P1"><text:span text:style-name="T4">T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7.44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7.41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7.4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7.4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7.4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7.4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27cm" svg:y="7.4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689cm" svg:y="7.4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27cm" svg:y="7.4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389cm" svg:y="7.4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27cm" svg:y="7.4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089cm" svg:y="7.4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27cm" svg:y="7.4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789cm" svg:y="7.4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27cm" svg:y="7.4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3.489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4.327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5.189cm" svg:y="8.3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8.3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27cm" svg:y="8.3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689cm" svg:y="8.3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27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389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27cm" svg:y="8.3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089cm" svg:y="8.3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27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789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27cm" svg:y="8.3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8.216cm">
          <text:p text:style-name="P1"><text:span text:style-name="T4">T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11.14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11.11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11.1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11.1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11.1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11.1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11.1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11.1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11.1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11.1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11.1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11.1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11.1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11.1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11.1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11.1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2.0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2.627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3.489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4.327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5.189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12.0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89cm" svg:y="12.0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12.0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2.0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2.0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2.0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2.0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2.0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2.0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864cm" svg:height="0.864cm" svg:x="0.389cm" svg:y="11.916cm">
          <text:p text:style-name="P1"><text:span text:style-name="T4">T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478cm" svg:y="7.42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478cm" svg:y="8.32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5.634cm">
          <text:p text:style-name="P1"><text:span text:style-name="T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5.634cm">
          <text:p text:style-name="P1"><text:span text:style-name="T7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1.219cm" svg:height="0.508cm" svg:x="9.193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9.193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9.803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0.412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0.412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0.41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1.02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219cm" svg:height="0.508cm" svg:x="11.632cm" svg:y="15.63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.219cm" svg:height="0.508cm" svg:x="11.632cm" svg:y="16.142cm">
          <text:p text:style-name="P1"><text:span text:style-name="T8">_FI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61cm" svg:height="0.508cm" svg:x="11.632cm" svg:y="16.65cm">
          <text:p text:style-name="P1"><text:span text:style-name="T9">8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61cm" svg:height="0.508cm" svg:x="12.242cm" svg:y="16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2.851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2.851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2.851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3.461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4.07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4.07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4.0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4.6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5.289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5.289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5.28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5.89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6.509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6.509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6.50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7.11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7.728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7.728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7.72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8.33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8.947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8.947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8.94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9.55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0.166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20.166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20.16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20.77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1.366cm" svg:y="15.634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21.366cm" svg:y="16.142cm">
          <text:p text:style-name="P1"><text:span text:style-name="T7">_FI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0.61cm" svg:height="0.508cm" svg:x="21.366cm" svg:y="16.65cm">
          <text:p text:style-name="P1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0.61cm" svg:height="0.508cm" svg:x="21.976cm" svg:y="16.65cm">
          <text:p text:style-name="P1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9.193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9.193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9.803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0.412cm" svg:y="17.208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0.412cm" svg:y="17.716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0.61cm" svg:height="0.508cm" svg:x="10.412cm" svg:y="18.224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0.61cm" svg:height="0.508cm" svg:x="11.022cm" svg:y="18.224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1.632cm" svg:y="17.208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1.632cm" svg:y="17.716cm">
          <text:p text:style-name="P1"><text:span text:style-name="T7">_FI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0.61cm" svg:height="0.508cm" svg:x="11.632cm" svg:y="18.224cm">
          <text:p text:style-name="P1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0.61cm" svg:height="0.508cm" svg:x="12.242cm" svg:y="18.224cm">
          <text:p text:style-name="P1"><text:span text:style-name="T10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1.219cm" svg:height="0.508cm" svg:x="12.851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2.851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2.851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3.461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4.07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4.07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4.0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4.6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5.289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5.289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5.28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5.89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6.509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6.509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6.50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7.11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7.728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7.728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7.72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8.33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8.947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8.947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8.94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9.55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0.166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20.166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20.1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20.77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1.366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21.366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21.3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21.976cm" svg:y="18.224cm">
          <text:p/>
          <draw:enhanced-geometry svg:viewBox="0 0 21600 21600" draw:type="rectangle" draw:enhanced-path="M 0 0 L 21600 0 21600 21600 0 21600 0 0 Z N"/>
        </draw:custom-shape>
        <draw:line draw:style-name="gr10" draw:text-style-name="P20" draw:layer="layout" svg:x1="22.579cm" svg:y1="17.183cm" svg:x2="0.381cm" svg:y2="17.183cm">
          <text:p/>
        </draw:line>
        <draw:line draw:style-name="gr11" draw:text-style-name="P20" draw:layer="layout" svg:x1="22.579cm" svg:y1="15.659cm" svg:x2="0.379cm" svg:y2="15.634cm">
          <text:p/>
        </draw:line>
        <draw:custom-shape draw:style-name="gr12" draw:text-style-name="P21" draw:layer="layout" svg:width="1.219cm" svg:height="0.508cm" svg:x="0.478cm" svg:y="16.134cm">
          <text:p text:style-name="P1"><text:span text:style-name="T6">Mem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1.219cm" svg:height="0.508cm" svg:x="0.478cm" svg:y="17.734cm">
          <text:p text:style-name="P1"><text:span text:style-name="T6">Mem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3" xml:id="id1" draw:id="id1" draw:layer="layout" svg:width="1.04cm" svg:height="1.04cm" svg:x="25.857cm" svg:y="1.214cm">
          <text:p text:style-name="P22"><text:span text:style-name="T11">16/</text:span><text:span text:style-name="T12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xml:id="id2" draw:id="id2" draw:layer="layout" svg:width="1.06cm" svg:height="1.04cm" svg:x="22.449cm" svg:y="4.814cm">
          <text:p text:style-name="P22"><text:span text:style-name="T11">16/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6.377cm" svg:y1="2.254cm" svg:x2="22.979cm" svg:y2="4.814cm" draw:start-shape="id1" draw:start-glue-point="8" draw:end-shape="id2" draw:end-glue-point="4" svg:d="M26377 2254l-3398 2560" svg:viewBox="0 0 3399 2561">
          <text:p text:style-name="P1"><text:span text:style-name="T13">0,0</text:span></text:p>
        </draw:connector>
        <draw:custom-shape draw:style-name="gr16" draw:text-style-name="P24" xml:id="id3" draw:id="id3" draw:layer="layout" svg:width="1.04cm" svg:height="1.04cm" svg:x="19.458cm" svg:y="8.324cm">
          <text:p text:style-name="P22"><text:span text:style-name="T14">16/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2.979cm" svg:y1="5.854cm" svg:x2="19.978cm" svg:y2="8.324cm" draw:start-shape="id2" draw:start-glue-point="8" draw:end-shape="id3" draw:end-glue-point="4" svg:d="M22979 5854l-3001 2470" svg:viewBox="0 0 3002 2471">
          <text:p text:style-name="P1"><text:span text:style-name="T13">0,0</text:span></text:p>
        </draw:connector>
        <draw:custom-shape draw:style-name="gr17" draw:text-style-name="P25" draw:layer="layout" svg:width="0.917cm" svg:height="0.921cm" svg:x="19.506cm" svg:y="9.39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8" draw:text-style-name="P24" xml:id="id4" draw:id="id4" draw:layer="layout" svg:width="1.04cm" svg:height="1.04cm" svg:x="20.697cm" svg:y="8.324cm">
          <text:p text:style-name="P22"><text:span text:style-name="T14">8/</text:span><text:span text:style-name="T1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2.979cm" svg:y1="5.854cm" svg:x2="21.217cm" svg:y2="8.324cm" draw:start-shape="id2" draw:start-glue-point="8" draw:end-shape="id4" draw:end-glue-point="4" svg:d="M22979 5854l-1762 2470" svg:viewBox="0 0 1763 2471">
          <text:p text:style-name="P1"><text:span text:style-name="T13">8,1</text:span></text:p>
        </draw:connector>
        <draw:custom-shape draw:style-name="gr19" draw:text-style-name="P24" xml:id="id5" draw:id="id5" draw:layer="layout" svg:width="1.04cm" svg:height="1.04cm" svg:x="18.218cm" svg:y="12.014cm">
          <text:p text:style-name="P22"><text:span text:style-name="T14">8/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1.217cm" svg:y1="9.364cm" svg:x2="18.738cm" svg:y2="12.014cm" draw:start-shape="id4" draw:start-glue-point="8" draw:end-shape="id5" draw:end-glue-point="4" svg:d="M21217 9364l-2479 2650" svg:viewBox="0 0 2480 2651">
          <text:p text:style-name="P1"><text:span text:style-name="T13">0,0</text:span></text:p>
        </draw:connector>
        <draw:custom-shape draw:style-name="gr20" draw:text-style-name="P26" xml:id="id6" draw:id="id6" draw:layer="layout" svg:width="1.04cm" svg:height="1.04cm" svg:x="18.218cm" svg:y="14.254cm">
          <text:p text:style-name="P22"><text:span text:style-name="T14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18.738cm" svg:y1="13.054cm" svg:x2="18.738cm" svg:y2="14.254cm" draw:start-shape="id5" draw:start-glue-point="8" draw:end-shape="id6" draw:end-glue-point="4" svg:d="M18738 13054v1200" svg:viewBox="0 0 1 1201">
          <text:p text:style-name="P1"><text:span text:style-name="T13">8,9</text:span></text:p>
          <text:p text:style-name="P1"><text:span text:style-name="T13"/></text:p>
        </draw:connector>
        <draw:custom-shape draw:style-name="gr21" draw:text-style-name="P24" xml:id="id7" draw:id="id7" draw:layer="layout" svg:width="1.04cm" svg:height="1.04cm" svg:x="19.458cm" svg:y="12.014cm">
          <text:p text:style-name="P22"><text:span text:style-name="T14">7/</text:span><text:span text:style-name="T1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8" draw:id="id8" draw:layer="layout" svg:width="1.04cm" svg:height="1.04cm" svg:x="19.458cm" svg:y="14.254cm">
          <text:p text:style-name="P22"><text:span text:style-name="T14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19.978cm" svg:y1="13.054cm" svg:x2="19.978cm" svg:y2="14.254cm" draw:start-shape="id7" draw:start-glue-point="8" draw:end-shape="id8" draw:end-glue-point="4" svg:d="M19978 13054v1200" svg:viewBox="0 0 1 1201">
          <text:p text:style-name="P1"><text:span text:style-name="T13">7,7</text:span></text:p>
          <text:p text:style-name="P1"><text:span text:style-name="T13"/></text:p>
        </draw:connector>
        <draw:connector draw:style-name="gr15" draw:text-style-name="P20" draw:layer="layout" draw:type="line" svg:x1="21.217cm" svg:y1="9.364cm" svg:x2="19.978cm" svg:y2="12.014cm" draw:start-shape="id4" draw:start-glue-point="8" draw:end-shape="id7" draw:end-glue-point="4" svg:d="M21217 9364l-1239 2650" svg:viewBox="0 0 1240 2651">
          <text:p text:style-name="P1"><text:span text:style-name="T13">1,1</text:span></text:p>
        </draw:connector>
        <draw:custom-shape draw:style-name="gr23" draw:text-style-name="P23" xml:id="id9" draw:id="id9" draw:layer="layout" svg:width="1.04cm" svg:height="1.04cm" svg:x="20.697cm" svg:y="12.014cm">
          <text:p text:style-name="P22"><text:span text:style-name="T11">1/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6" xml:id="id10" draw:id="id10" draw:layer="layout" svg:width="1.04cm" svg:height="1.04cm" svg:x="20.697cm" svg:y="14.254cm">
          <text:p text:style-name="P22"><text:span text:style-name="T14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1.217cm" svg:y1="13.054cm" svg:x2="21.217cm" svg:y2="14.254cm" draw:start-shape="id9" draw:start-glue-point="8" draw:end-shape="id10" draw:end-glue-point="4" svg:d="M21217 13054v1200" svg:viewBox="0 0 1 1201">
          <text:p text:style-name="P1"><text:span text:style-name="T13">1,6</text:span></text:p>
          <text:p text:style-name="P1"><text:span text:style-name="T13"/></text:p>
        </draw:connector>
        <draw:connector draw:style-name="gr15" draw:text-style-name="P20" draw:layer="layout" draw:type="line" svg:x1="21.217cm" svg:y1="9.364cm" svg:x2="21.217cm" svg:y2="12.014cm" draw:start-shape="id4" draw:start-glue-point="8" draw:end-shape="id9" draw:end-glue-point="4" svg:d="M21217 9364v2650" svg:viewBox="0 0 1 2651">
          <text:p text:style-name="P1"><text:span text:style-name="T13">7,1</text:span></text:p>
        </draw:connector>
        <draw:custom-shape draw:style-name="gr25" draw:text-style-name="P24" xml:id="id11" draw:id="id11" draw:layer="layout" svg:width="1.04cm" svg:height="1.02cm" svg:x="21.932cm" svg:y="12.014cm">
          <text:p text:style-name="P22"><text:span text:style-name="T14">5/</text:span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12" draw:id="id12" draw:layer="layout" svg:width="1.04cm" svg:height="1.03cm" svg:x="21.932cm" svg:y="14.254cm">
          <text:p text:style-name="P22"><text:span text:style-name="T14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1.217cm" svg:y1="9.364cm" svg:x2="22.452cm" svg:y2="12.014cm" draw:start-shape="id4" draw:start-glue-point="8" draw:end-shape="id11" draw:end-glue-point="4" svg:d="M21217 9364l1235 2650" svg:viewBox="0 0 1236 2651">
          <text:p text:style-name="P1"><text:span text:style-name="T13">3,4</text:span></text:p>
        </draw:connector>
        <draw:connector draw:style-name="gr15" draw:text-style-name="P20" draw:layer="layout" draw:type="line" svg:x1="22.452cm" svg:y1="13.034cm" svg:x2="22.452cm" svg:y2="14.254cm" draw:start-shape="id11" draw:start-glue-point="8" draw:end-shape="id12" draw:end-glue-point="4" svg:d="M22452 13034v1220" svg:viewBox="0 0 1 1221">
          <text:p text:style-name="P1"><text:span text:style-name="T13">5,3</text:span></text:p>
          <text:p text:style-name="P1"><text:span text:style-name="T13"/></text:p>
        </draw:connector>
        <draw:custom-shape draw:style-name="gr27" draw:text-style-name="P24" xml:id="id13" draw:id="id13" draw:layer="layout" svg:width="1.04cm" svg:height="1.03cm" svg:x="23.895cm" svg:y="8.324cm">
          <text:p text:style-name="P22"><text:span text:style-name="T14">7/</text:span><text:span text:style-name="T1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2.979cm" svg:y1="5.854cm" svg:x2="24.415cm" svg:y2="8.324cm" draw:start-shape="id2" draw:start-glue-point="8" draw:end-shape="id13" draw:end-glue-point="4" svg:d="M22979 5854l1436 2470" svg:viewBox="0 0 1437 2471">
          <text:p text:style-name="P1"><text:span text:style-name="T13">9,3</text:span></text:p>
        </draw:connector>
        <draw:custom-shape draw:style-name="gr28" draw:text-style-name="P24" xml:id="id14" draw:id="id14" draw:layer="layout" svg:width="1.04cm" svg:height="1.04cm" svg:x="23.277cm" svg:y="12.014cm">
          <text:p text:style-name="P22"><text:span text:style-name="T14">7/</text:span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4.415cm" svg:y1="9.354cm" svg:x2="23.797cm" svg:y2="12.014cm" draw:start-shape="id13" draw:start-glue-point="8" draw:end-shape="id14" draw:end-glue-point="4" svg:d="M24415 9354l-618 2660" svg:viewBox="0 0 619 2661">
          <text:p text:style-name="P1"><text:span text:style-name="T13">0,0</text:span></text:p>
        </draw:connector>
        <draw:custom-shape draw:style-name="gr29" draw:text-style-name="P25" draw:layer="layout" svg:width="0.918cm" svg:height="0.917cm" svg:x="23.325cm" svg:y="13.11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0" draw:text-style-name="P24" xml:id="id15" draw:id="id15" draw:layer="layout" svg:width="1.04cm" svg:height="1.04cm" svg:x="24.517cm" svg:y="12.014cm">
          <text:p text:style-name="P22"><text:span text:style-name="T14">6/</text:span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xml:id="id16" draw:id="id16" draw:layer="layout" svg:width="1.04cm" svg:height="1.04cm" svg:x="24.517cm" svg:y="14.254cm">
          <text:p text:style-name="P22"><text:span text:style-name="T14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5.037cm" svg:y1="13.054cm" svg:x2="25.037cm" svg:y2="14.254cm" draw:start-shape="id15" draw:start-glue-point="8" draw:end-shape="id16" draw:end-glue-point="4" svg:d="M25037 13054v1200" svg:viewBox="0 0 1 1201">
          <text:p text:style-name="P1"><text:span text:style-name="T13">6,2</text:span></text:p>
          <text:p text:style-name="P1"><text:span text:style-name="T13"/></text:p>
        </draw:connector>
        <draw:connector draw:style-name="gr15" draw:text-style-name="P20" draw:layer="layout" draw:type="line" svg:x1="24.415cm" svg:y1="9.354cm" svg:x2="25.037cm" svg:y2="12.014cm" draw:start-shape="id13" draw:start-glue-point="8" draw:end-shape="id15" draw:end-glue-point="4" svg:d="M24415 9354l622 2660" svg:viewBox="0 0 623 2661">
          <text:p text:style-name="P1"><text:span text:style-name="T13">1,1</text:span></text:p>
        </draw:connector>
        <draw:custom-shape draw:style-name="gr32" draw:text-style-name="P23" xml:id="id17" draw:id="id17" draw:layer="layout" svg:width="1.06cm" svg:height="1.04cm" svg:x="29.159cm" svg:y="4.814cm">
          <text:p text:style-name="P22"><text:span text:style-name="T11">8/</text:span><text:span text:style-name="T12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0" draw:layer="layout" draw:type="line" svg:x1="26.377cm" svg:y1="2.254cm" svg:x2="29.689cm" svg:y2="4.814cm" draw:start-shape="id1" draw:start-glue-point="8" draw:end-shape="id17" draw:end-glue-point="4" svg:d="M26377 2254l3312 2560" svg:viewBox="0 0 3313 2561">
          <text:p text:style-name="P1"><text:span text:style-name="T13">8,1</text:span></text:p>
        </draw:connector>
        <draw:custom-shape draw:style-name="gr34" draw:text-style-name="P24" xml:id="id18" draw:id="id18" draw:layer="layout" svg:width="1.05cm" svg:height="1.04cm" svg:x="27.714cm" svg:y="8.324cm">
          <text:p text:style-name="P22"><text:span text:style-name="T14">8/</text:span><text:span text:style-name="T1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9.689cm" svg:y1="5.854cm" svg:x2="28.239cm" svg:y2="8.324cm" draw:start-shape="id17" draw:start-glue-point="8" draw:end-shape="id18" draw:end-glue-point="4" svg:d="M29689 5854l-1450 2470" svg:viewBox="0 0 1451 2471">
          <text:p text:style-name="P1"><text:span text:style-name="T13">0,0</text:span></text:p>
        </draw:connector>
        <draw:custom-shape draw:style-name="gr35" draw:text-style-name="P25" draw:layer="layout" svg:width="0.918cm" svg:height="0.921cm" svg:x="27.762cm" svg:y="9.39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6" draw:text-style-name="P26" xml:id="id19" draw:id="id19" draw:layer="layout" svg:width="1.04cm" svg:height="1.03cm" svg:x="30.605cm" svg:y="8.324cm">
          <text:p text:style-name="P22"><text:span text:style-name="T14">0/</text:span><text:span text:style-name="T1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0" draw:layer="layout" draw:type="line" svg:x1="29.689cm" svg:y1="5.854cm" svg:x2="31.125cm" svg:y2="8.324cm" draw:start-shape="id17" draw:start-glue-point="8" draw:end-shape="id19" draw:end-glue-point="4" svg:d="M29689 5854l1436 2470" svg:viewBox="0 0 1437 2471">
          <text:p text:style-name="P1"><text:span text:style-name="T13">8,1</text:span></text:p>
        </draw:connector>
        <draw:connector draw:style-name="gr37" draw:text-style-name="P20" draw:layer="layout" draw:type="curve" svg:x1="31.645cm" svg:y1="8.839cm" svg:x2="26.897cm" svg:y2="1.734cm" draw:start-shape="id19" draw:start-glue-point="10" draw:end-shape="id1" draw:end-glue-point="10" svg:d="M31645 8839c753 0 3127-7105-4748-7105" svg:viewBox="0 0 5676 7106">
          <text:p text:style-name="P1"><text:span text:style-name="T15">backtrack</text:span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</draw:connector>
        <draw:custom-shape draw:style-name="gr38" draw:text-style-name="P27" draw:layer="layout" svg:width="6.065cm" svg:height="1.706cm" svg:x="30.453cm" svg:y="9.924cm">
          <text:p text:style-name="P1"><text:span text:style-name="T16">Optimized solution &lt;8,8,0,0&gt; </text:span></text:p>
          <text:p text:style-name="P1"><text:span text:style-name="T16">with parallel execution time 1</text:span></text:p>
          <draw:enhanced-geometry svg:viewBox="0 0 21600 21600" draw:text-areas="800 800 20800 20800" draw:type="round-rectangular-callout" draw:modifiers="2652.81899109792 -8288.22495606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shadow-offset-x="0.203cm" draw:shadow-offset-y="0.203cm"/>
      <style:paragraph-properties style:writing-mode="lr-tb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3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09:36:50.564137678</meta:creation-date>
    <dc:date>2017-03-08T10:22:50.337979184</dc:date>
    <meta:editing-duration>PT3H53M39S</meta:editing-duration>
    <meta:editing-cycles>52</meta:editing-cycles>
    <meta:generator>LibreOffice/5.2.2.2$Linux_X86_64 LibreOffice_project/20m0$Build-2</meta:generator>
    <meta:document-statistic meta:object-count="314"/>
  </office:meta>
</office:document-meta>
</file>